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0.501cm" fo:orphans="0" fo:widows="0" style:text-autospace="non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top="0cm" fo:margin-bottom="0cm" fo:line-height="106%" fo:orphans="0" fo:widows="0" style:text-autospace="none" style:punctuation-wrap="simple"/>
      <style:text-properties fo:color="#ff0000" style:font-name="Arial" fo:font-size="12pt" style:font-size-asian="12pt" style:font-name-complex="Arial" style:font-size-complex="12pt"/>
    </style:style>
    <style:style style:name="P3" style:family="paragraph" style:parent-style-name="Standard" style:master-page-name="Standard">
      <style:paragraph-properties fo:margin-top="0cm" fo:margin-bottom="0cm" fo:line-height="100%" fo:text-align="center" style:justify-single-word="false" fo:orphans="0" fo:widows="0" style:page-number="auto" style:text-autospace="none">
        <style:tab-stops>
          <style:tab-stop style:position="4.974cm"/>
          <style:tab-stop style:position="16.228cm"/>
        </style:tab-stops>
      </style:paragraph-properties>
      <style:text-properties fo:color="#23b8dc" style:font-name="Cambria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style:font-name="Arial" fo:font-size="14pt" fo:font-weight="bold" style:font-size-asian="14pt" style:font-weight-asian="bold" style:font-name-complex="Arial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iterion C: Development</text:p>
      <text:p text:style-name="P4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n" fo:country="GB" style:font-name-asian="Times New Roman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13cm" style:type="center"/>
          <style:tab-stop style:position="18.426cm" style:type="right"/>
        </style:tab-stops>
      </style:paragraph-properties>
    </style:style>
    <style:style style:name="Normal" style:family="paragraph">
      <style:paragraph-properties fo:hyphenation-ladder-count="no-limit"/>
      <style:text-properties style:font-name-complex="Times New Roman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WW8Num1z0" style:family="text">
      <style:text-properties style:font-name-complex="Times New Roman"/>
    </style:style>
    <style:style style:name="WW8Num2z2" style:family="text">
      <style:text-properties style:font-name-complex="Times New Roman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Arial" style:font-name-asian="Times New Roman" style:font-name-complex="Aria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Arial" style:font-name-asian="Times New Roman" style:font-name-complex="Aria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Default_20_Paragraph_20_Font" style:display-name="Default Paragraph Font" style:family="text"/>
    <style:style style:name="Comment_20_Reference" style:display-name="Comment Reference" style:family="text" style:parent-style-name="Default_20_Paragraph_20_Font">
      <style:text-properties fo:font-size="8pt" style:font-size-asian="8pt" style:font-name-complex="Times New Roman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Times New Roman" style:font-size-complex="10pt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style:num-suffix="." text:bullet-char="→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number text:level="3" text:style-name="WW8Num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61cm" fo:margin-bottom="2.54cm" fo:margin-left="1.27cm" fo:margin-right="1.30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61cm" fo:margin-bottom="2.54cm" fo:margin-left="1.27cm" fo:margin-right="2.92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961cm" fo:margin-bottom="2.54cm" fo:margin-left="1.27cm" fo:margin-right="1.34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/>
    <style:master-page style:name="Convert_20_2" style:display-name="Convert 2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hardt</meta:initial-creator>
    <meta:creation-date>2011-02-05T09:32:00</meta:creation-date>
    <dc:date>2012-01-18T13:59:48.09</dc:date>
    <meta:print-date>2011-02-05T15:15:00</meta:print-date>
    <meta:editing-cycles>17</meta:editing-cycles>
    <meta:editing-duration>PT03H05M27S</meta:editing-duration>
    <meta:generator>OpenOffice.org/3.2$Win32 OpenOffice.org_project/320m12$Build-9483</meta:generator>
    <meta:document-statistic meta:table-count="0" meta:image-count="0" meta:object-count="0" meta:page-count="1" meta:paragraph-count="1" meta:word-count="3" meta:character-count="24"/>
  </office:meta>
</office:document-meta>
</file>